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b2b2b2" draw:textarea-vertical-align="middle"/>
    </style:style>
    <style:style style:name="gr2" style:family="graphic" style:parent-style-name="objectwithoutfill">
      <style:graphic-properties svg:stroke-color="#000000" draw:fill="none" draw:fill-color="#2a6099" draw:textarea-vertical-align="middle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3.25cm" fo:min-width="3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4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0cm"/>
    </style:style>
    <style:style style:name="gr1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="none" draw:fill-color="#2a60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4.90000009536743pt" style:font-size-asian="4.90000009536743pt" style:font-size-complex="4.90000009536743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5cm" svg:y1="5.75cm" svg:x2="11.5cm" svg:y2="5.75cm">
          <text:p/>
        </draw:line>
        <draw:line draw:style-name="gr1" draw:text-style-name="P1" draw:layer="layout" svg:x1="4.75cm" svg:y1="11.75cm" svg:x2="11.5cm" svg:y2="11.75cm">
          <text:p/>
        </draw:line>
        <draw:line draw:style-name="gr1" draw:text-style-name="P1" draw:layer="layout" svg:x1="4.75cm" svg:y1="5.75cm" svg:x2="4.75cm" svg:y2="11.75cm">
          <text:p/>
        </draw:line>
        <draw:line draw:style-name="gr1" draw:text-style-name="P1" draw:layer="layout" svg:x1="13.5cm" svg:y1="7cm" svg:x2="13.5cm" svg:y2="10.25cm">
          <text:p/>
        </draw:line>
        <draw:line draw:style-name="gr1" draw:text-style-name="P1" draw:layer="layout" svg:x1="11.5cm" svg:y1="5.75cm" svg:x2="13.5cm" svg:y2="7cm">
          <text:p/>
        </draw:line>
        <draw:line draw:style-name="gr2" draw:text-style-name="P2" draw:layer="layout" svg:x1="11.5cm" svg:y1="11.75cm" svg:x2="13.5cm" svg:y2="10.25cm">
          <text:p/>
        </draw:line>
        <draw:custom-shape draw:style-name="gr3" draw:text-style-name="P4" draw:layer="layout" svg:width="3.5cm" svg:height="3.5cm" svg:x="6.5cm" svg:y="6.5cm">
          <text:p text:style-name="P3"><text:span text:style-name="T1">OLE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.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.7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.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.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.25cm" svg:y="10.2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0.25cm" svg:height="1.25cm" svg:x="5.25cm" svg:y="6.7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cm" svg:height="0.25cm" svg:x="5.25cm" svg:y="6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5.25cm" svg:y="7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5.25cm" svg:height="0.25cm" svg:x="5.5cm" svg:y="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cm" svg:height="0.25cm" svg:x="5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6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6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7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7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8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8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9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9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10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5" draw:layer="layout" svg:width="0.25cm" svg:height="1.25cm" svg:x="5.25cm" svg:y="8.2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cm" svg:height="0.25cm" svg:x="5.25cm" svg:y="8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5.25cm" svg:y="8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6" draw:layer="layout" svg:width="1.269cm" svg:height="0.801cm" draw:transform="rotate (-1.61024076788997) translate (6.1cm 6.77cm)">
          <draw:text-box>
            <text:p><text:span text:style-name="T2">po</text:span><text:span text:style-name="T2">we</text:span><text:span text:style-name="T2">r</text:span></text:p>
          </draw:text-box>
        </draw:frame>
        <draw:frame draw:style-name="gr9" draw:text-style-name="P6" draw:layer="layout" svg:width="1.512cm" svg:height="0.619cm" draw:transform="rotate (-1.55037597454656) translate (6.219cm 8.226cm)">
          <draw:text-box>
            <text:p><text:span text:style-name="T3">se</text:span><text:span text:style-name="T3">ria</text:span><text:span text:style-name="T3">l</text:span></text:p>
          </draw:text-box>
        </draw:frame>
        <draw:frame draw:style-name="gr10" draw:text-style-name="P6" draw:layer="layout" svg:width="4.75cm" svg:height="0.446cm" svg:x="5.5cm" svg:y="6.25cm">
          <draw:text-box>
            <text:p><text:span text:style-name="T4"><text:s/></text:span><text:span text:style-name="T4">PB</text:span><text:span text:style-name="T4">0-9</text:span></text:p>
          </draw:text-box>
        </draw:frame>
        <draw:custom-shape draw:style-name="gr11" draw:text-style-name="P7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0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0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0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9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7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6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5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25cm" svg:height="1.7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cm" svg:height="0.25cm" svg:x="12.2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12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12.2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6" draw:layer="layout" svg:width="1.25cm" svg:height="0.607cm" draw:transform="rotate (-1.54863064529457) translate (13.107cm 7.987cm)">
          <draw:text-box>
            <text:p><text:span text:style-name="T5">AD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08:04:00.445165167</meta:creation-date>
    <dc:date>2024-02-27T08:25:00.323133777</dc:date>
    <meta:editing-duration>PT25S</meta:editing-duration>
    <meta:editing-cycles>1</meta:editing-cycles>
    <meta:document-statistic meta:object-count="52"/>
    <meta:generator>LibreOffice/7.3.7.2$Linux_X86_64 LibreOffice_project/30$Build-2</meta:generator>
  </office:meta>
</office:document-meta>
</file>